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cdcdc" draw:textarea-horizontal-align="justify" draw:textarea-vertical-align="top" draw:auto-grow-height="false" fo:min-height="13.1cm" fo:min-width="10.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8.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4cm" loext:decorative="false"/>
      <style:paragraph-properties style:writing-mode="lr-tb"/>
    </style:style>
    <style:style style:name="gr4" style:family="graphic" style:parent-style-name="objectwithoutfill">
      <style:graphic-properties draw:marker-start="Linienspitzen_20_1" draw:marker-start-width="0.3cm" draw:marker-end="Linienspitzen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dcdcdc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1cm" svg:height="13.35cm" svg:x="5cm" svg:y="8.45cm">
          <text:p text:style-name="P1">JWSProxy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9cm" svg:height="3cm" svg:x="6cm" svg:y="9.7cm">
          <text:p text:style-name="P3">Frontend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9cm" svg:height="3cm" svg:x="6cm" svg:y="13.95cm">
          <text:p text:style-name="P3">Cache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9cm" svg:height="3cm" svg:x="6cm" svg:y="18.2cm">
          <text:p text:style-name="P3">Backend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5cm" svg:height="3cm" svg:x="1.5cm" svg:y="3cm">
          <text:p text:style-name="P3">Client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5cm" svg:height="3cm" svg:x="8.25cm" svg:y="3cm">
          <text:p text:style-name="P3">Client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5cm" svg:height="3cm" svg:x="15cm" svg:y="3cm">
          <text:p text:style-name="P3">Client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9cm" svg:height="3cm" svg:x="6cm" svg:y="23.1cm">
          <text:p text:style-name="P3">ParentProxy oder DownloadPortal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-0.7cm" svg:x1="3.75cm" svg:y1="6cm" svg:x2="10.5cm" svg:y2="9.7cm" draw:start-shape="id1" draw:start-glue-point="2" draw:end-shape="id2" draw:end-glue-point="0" svg:d="M3750 6000v1150h6750v2550" svg:viewBox="0 0 6751 3701">
          <text:p/>
        </draw:connector>
        <draw:connector draw:style-name="gr5" draw:text-style-name="P4" draw:layer="layout" draw:line-skew="-0.7cm" svg:x1="17.25cm" svg:y1="6cm" svg:x2="10.5cm" svg:y2="9.7cm" draw:start-shape="id3" draw:start-glue-point="2" draw:end-shape="id2" draw:end-glue-point="0" svg:d="M17250 6000v1150h-6750v2550" svg:viewBox="0 0 6751 3701">
          <text:p/>
        </draw:connector>
        <draw:connector draw:style-name="gr5" draw:text-style-name="P4" draw:layer="layout" draw:type="line" svg:x1="10.5cm" svg:y1="6cm" svg:x2="10.5cm" svg:y2="9.7cm" draw:start-shape="id4" draw:start-glue-point="2" draw:end-shape="id2" draw:end-glue-point="0" svg:d="M10500 6000v3700" svg:viewBox="0 0 1 3701">
          <text:p/>
        </draw:connector>
        <draw:connector draw:style-name="gr5" draw:text-style-name="P4" draw:layer="layout" draw:type="line" svg:x1="10.5cm" svg:y1="21.2cm" svg:x2="10.5cm" svg:y2="23.1cm" draw:start-shape="id5" draw:start-glue-point="2" draw:end-shape="id6" draw:end-glue-point="0" svg:d="M10500 21200v1900" svg:viewBox="0 0 1 1901">
          <text:p/>
        </draw:connector>
        <draw:connector draw:style-name="gr6" draw:text-style-name="P4" draw:layer="layout" svg:x1="10.5cm" svg:y1="13.95cm" svg:x2="10.5cm" svg:y2="12.7cm" draw:start-shape="id7" draw:start-glue-point="0" draw:end-shape="id2" draw:end-glue-point="2" svg:d="M10500 13950v-1250" svg:viewBox="0 0 1 1251">
          <text:p/>
        </draw:connector>
        <draw:connector draw:style-name="gr5" draw:text-style-name="P4" draw:layer="layout" draw:type="line" svg:x1="10.5cm" svg:y1="16.95cm" svg:x2="10.5cm" svg:y2="18.2cm" draw:start-shape="id7" draw:start-glue-point="2" draw:end-shape="id5" draw:end-glue-point="0" svg:d="M10500 16950v1250" svg:viewBox="0 0 1 12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28:39.915383550</meta:creation-date>
    <dc:date>2025-10-29T13:40:20.130510215</dc:date>
    <meta:editing-duration>PT1M23S</meta:editing-duration>
    <meta:editing-cycles>2</meta:editing-cycles>
    <meta:generator>LibreOffice/24.2.7.2$Linux_X86_64 LibreOffice_project/420$Build-2</meta:generator>
    <meta:document-statistic meta:object-count="14"/>
  </office:meta>
</office:document-meta>
</file>